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1c1c1c" loext:opacity="100%" style:font-name="Droid Sans Mono" fo:font-size="10.5pt" fo:font-weight="normal" fo:background-color="transparent"/>
    </style:style>
    <style:style style:name="P2" style:family="paragraph" style:parent-style-name="Standard">
      <style:paragraph-properties style:line-height-at-least="0.503cm"/>
      <style:text-properties fo:color="#1c1c1c" loext:opacity="100%" style:font-name="Droid Sans Mono" fo:font-size="10.5pt" fo:font-weight="normal" officeooo:paragraph-rsid="0020d401" fo:background-color="transparent"/>
    </style:style>
    <style:style style:name="P3" style:family="paragraph" style:parent-style-name="Standard">
      <style:paragraph-properties fo:margin-top="0cm" fo:margin-bottom="0.499cm" style:contextual-spacing="false" style:line-height-at-least="0.503cm"/>
      <style:text-properties fo:color="#1c1c1c" loext:opacity="100%" fo:background-color="transparent"/>
    </style:style>
    <style:style style:name="P4" style:family="paragraph" style:parent-style-name="Standard">
      <style:paragraph-properties style:line-height-at-least="0.503cm"/>
      <style:text-properties fo:color="#1c1c1c" loext:opacity="100%" fo:background-color="transparent"/>
    </style:style>
    <style:style style:name="P5" style:family="paragraph" style:parent-style-name="Standard">
      <style:text-properties fo:color="#1c1c1c" loext:opacity="100%" fo:background-color="transparent"/>
    </style:style>
    <style:style style:name="P6" style:family="paragraph" style:parent-style-name="Standard">
      <style:paragraph-properties style:line-height-at-least="0.503cm"/>
      <style:text-properties fo:color="#ff0000" loext:opacity="100%" style:font-name="Droid Sans Mono" fo:font-size="10.5pt" fo:font-weight="normal" fo:background-color="transparent"/>
    </style:style>
    <style:style style:name="P7" style:family="paragraph" style:parent-style-name="Standard">
      <style:paragraph-properties style:line-height-at-least="0.503cm"/>
      <style:text-properties fo:color="#ff0000" loext:opacity="100%" style:font-name="Droid Sans Mono" fo:font-size="10.5pt" fo:font-weight="normal" officeooo:paragraph-rsid="001a11f1" fo:background-color="transparent"/>
    </style:style>
    <style:style style:name="P8" style:family="paragraph" style:parent-style-name="Standard">
      <style:paragraph-properties style:line-height-at-least="0.503cm"/>
      <style:text-properties fo:color="#ff0000" loext:opacity="100%" fo:background-color="transparent"/>
    </style:style>
    <style:style style:name="P9" style:family="paragraph" style:parent-style-name="Standard">
      <style:paragraph-properties style:line-height-at-least="0.503cm"/>
      <style:text-properties fo:color="#111111" loext:opacity="100%" style:font-name="Droid Sans Mono" fo:font-size="10.5pt" fo:font-weight="normal" fo:background-color="transparent"/>
    </style:style>
    <style:style style:name="P10" style:family="paragraph" style:parent-style-name="Standard">
      <style:paragraph-properties style:line-height-at-least="0.503cm"/>
      <style:text-properties fo:color="#ff0000" loext:opacity="100%" style:font-name="Droid Sans Mono" fo:font-size="10.5pt" fo:font-weight="normal" officeooo:paragraph-rsid="001a11f1" fo:background-color="transparent"/>
    </style:style>
    <style:style style:name="T1" style:family="text">
      <style:text-properties officeooo:rsid="001a11f1"/>
    </style:style>
    <style:style style:name="T2" style:family="text">
      <style:text-properties officeooo:rsid="001e4ba0"/>
    </style:style>
    <style:style style:name="T3" style:family="text">
      <style:text-properties officeooo:rsid="002047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aphQL Questions</text:p>
      <text:p text:style-name="P1">------------------------------</text:p>
      <text:p text:style-name="P3"/>
      <text:p text:style-name="P6">1) What is GraphQL, and how does it differ from REST?</text:p>
      <text:p text:style-name="P1">- GraphQL is a query language for APIs and a runtime for executing those queries. It differs from REST </text:p>
      <text:p text:style-name="P2"><text:span text:style-name="T2">because </text:span><text:span text:style-name="T3">it </text:span>allows clients to request only the data they need, </text:p>
      <text:p text:style-name="P2">specifying the structure of the response, </text:p>
      <text:p text:style-name="P1">leading to more efficient and flexible API interactions.</text:p>
      <text:p text:style-name="P4"/>
      <text:p text:style-name="P6">2) Explain the fundamental differences in architecture, data fetching, and flexibility between GraphQL and REST.</text:p>
      <text:p text:style-name="P1">-GraphQL allows clients to request specific data in a single query, reducing over-fetching and enabling flexible data retrieval. REST uses predefined endpoints, leading to potential over-fetching and multiple requests for related data.</text:p>
      <text:p text:style-name="P4"/>
      <text:p text:style-name="P1">The fundamental differences between GraphQL and REST lie in their architectures, data fetching, and flexibility.</text:p>
      <text:p text:style-name="P4"/>
      <text:p text:style-name="P1">Architecture:</text:p>
      <text:p text:style-name="P1">- REST: Follows a more rigid, resource-based approach where each endpoint represents a specific resource, leading to over-fetching or under-fetching of data.</text:p>
      <text:p text:style-name="P1">- GraphQL: Uses a flexible, type-based system where clients can request precisely the data they need, reducing over-fetching and enabling multiple data sources to be aggregated in a single request.</text:p>
      <text:p text:style-name="P4"/>
      <text:p text:style-name="P1">Data Fetching:</text:p>
      <text:p text:style-name="P1">- REST: Requires multiple requests to different endpoints for related data, leading to potential over-fetching and additional network overhead.</text:p>
      <text:p text:style-name="P1">- GraphQL: Allows clients to fetch all the related data they need in a single request, reducing the number of requests and minimizing data transfer.</text:p>
      <text:p text:style-name="P4"/>
      <text:p text:style-name="P1">Flexibility:</text:p>
      <text:p text:style-name="P1">- REST: Offers predefined endpoints, limiting the flexibility for clients to retrieve data based on their specific requirements.</text:p>
      <text:p text:style-name="P1">- GraphQL: Empowers clients to define the structure of the response they need, enabling tailored data retrieval within a single request.</text:p>
      <text:p text:style-name="P4"/>
      <text:p text:style-name="P1">In summary, GraphQL offers a more flexible and efficient approach to data fetching compared to REST by allowing clients to request precisely the data they need in a single request, thereby reducing over-fetching and network overhead. </text:p>
      <text:p text:style-name="P1">-</text:p>
      <text:p text:style-name="P6">3) Describe the basic components of a GraphQL query.</text:p>
      <text:p text:style-name="P9">- A GraphQL query is composed of several basic components:</text:p>
      <text:p text:style-name="P4"/>
      <text:p text:style-name="P1">1. **Operation Type**: This indicates whether the query is a query, mutation, or subscription. The query type is used to fetch data, the mutation type is used to modify data, and the subscription type is used to listen for real-time data changes.</text:p>
      <text:p text:style-name="P4"/>
      <text:p text:style-name="P1"><text:soft-page-break/>2. **Field**: This represents the data you want to retrieve. Fields can be scalar types (e.g., Int, String, Boolean) or object types, allowing you to traverse nested data structures.</text:p>
      <text:p text:style-name="P4"/>
      <text:p text:style-name="P1">3. **Arguments**: These are used to pass parameters to fields, enabling you to filter, sort, or paginate the retrieved data.</text:p>
      <text:p text:style-name="P4"/>
      <text:p text:style-name="P1">4. **Aliases**: Aliases allow you to rename the result of a field to something other than its actual name. This can be useful when fetching the same type of data multiple times within the same query.</text:p>
      <text:p text:style-name="P4"/>
      <text:p text:style-name="P1">5. **Fragments**: Fragments allow you to define reusable units of fields and include them in queries. This helps in keeping queries organized and reduces duplication.</text:p>
      <text:p text:style-name="P4"/>
      <text:p text:style-name="P1">6. **Directives**: Directives provide a way to describe alternate execution and the conditional inclusion of fields.</text:p>
      <text:p text:style-name="P4"/>
      <text:p text:style-name="P1">7. **Variables**: Variables allow you to parameterize queries, making them dynamic and reusable.</text:p>
      <text:p text:style-name="P4"/>
      <text:p text:style-name="P1">When combined, these components allow for flexible and efficient data retrieval in a GraphQL query. </text:p>
      <text:p text:style-name="P4"/>
      <text:p text:style-name="P6">4) Discuss the structure of a GraphQL query, including fields, arguments, aliases, fragments, and directives.</text:p>
      <text:p text:style-name="P6"/>
      <text:p text:style-name="P1">-------------------Sure, I'd be happy to explain the structure of a GraphQL query and the concept of resolvers.</text:p>
      <text:p text:style-name="P4"/>
      <text:p text:style-name="P1">In GraphQL, a query is a request for specific fields on specific types within a schema. Here's a breakdown of the different components of a GraphQL query:</text:p>
      <text:p text:style-name="P4"/>
      <text:p text:style-name="P1">1. Fields:</text:p>
      <text:p text:style-name="P1">Fields are the basic unit of data retrieval in GraphQL. They represent the specific pieces of data that a client wants to receive. Fields can be scalar types (like Int, Float, String, Boolean) or object types (representing complex structures).</text:p>
      <text:p text:style-name="P4"/>
      <text:p text:style-name="P1">2. Arguments:</text:p>
      <text:p text:style-name="P1">Arguments allow clients to pass variables to a field or a directive, allowing for more dynamic and flexible queries. They are specified within the parentheses after a field's name.</text:p>
      <text:p text:style-name="P4"/>
      <text:p text:style-name="P1">3. Aliases:</text:p>
      <text:p text:style-name="P1">Aliases are used to rename the result of a field to something else. This can be useful for situations where multiple fields of the same type are required.</text:p>
      <text:p text:style-name="P4"/>
      <text:p text:style-name="P1">4. Fragments:</text:p>
      <text:p text:style-name="P1">Fragments allow for reusability and maintainability in GraphQL queries. They are a collection of fields that can be included in multiple queries and are defined on the client side.</text:p>
      <text:p text:style-name="P4"/>
      <text:p text:style-name="P1">5. Directives:</text:p>
      <text:p text:style-name="P1"><text:soft-page-break/>Directives are used to modify the behavior of a field or a fragment. They can be used to conditionally include fields, apply transformations, or provide context to the server.</text:p>
      <text:p text:style-name="P4"/>
      <text:p text:style-name="P7"><text:span text:style-name="T1">4) </text:span>What are resolvers in GraphQL?</text:p>
      <text:p text:style-name="P1">Regarding resolvers in GraphQL:</text:p>
      <text:p text:style-name="P1">Resolvers are functions that define how to retrieve the data associated with a particular field in a GraphQL schema. Each field in a GraphQL type can have a corresponding resolver function that is responsible for fetching the data for that field. Resolvers are typically associated with the backend server that implements the GraphQL API.</text:p>
      <text:p text:style-name="P4"/>
      <text:p text:style-name="P1">The resolver functions are organized in a resolver map that matches the fields to the corresponding functions. When a GraphQL query is executed, the resolver functions are called to fetch the data for the requested fields.</text:p>
      <text:p text:style-name="P4"/>
      <text:p text:style-name="P1">I hope this explanation helps you understand the structure of a GraphQL query and the role of resolvers in the GraphQL ecosystem. Let me know if you need further clarification on any of these concepts! </text:p>
      <text:p text:style-name="P4"/>
      <text:p text:style-name="P6">5) Explain the role of resolvers in GraphQL schemas and how they resolve queries and mutations to fetch data.</text:p>
      <text:p text:style-name="P6"/>
      <text:p text:style-name="P1">- In GraphQL, resolvers play a crucial role in fulfilling queries and mutations by resolving the requested data from the underlying data sources. Let's break down the role of resolvers in GraphQL schemas and then delve into what a GraphQL schema is.</text:p>
      <text:p text:style-name="P4"/>
      <text:p text:style-name="P1">Role of Resolvers in GraphQL Schemas:</text:p>
      <text:p text:style-name="P4"/>
      <text:p text:style-name="P1">1. Field Resolution:</text:p>
      <text:p text:style-name="P1">Resolvers are responsible for fetching the data for individual fields in a GraphQL schema. When a query or mutation specifies certain fields, the corresponding resolver functions are invoked to retrieve the relevant data.</text:p>
      <text:p text:style-name="P4"/>
      <text:p text:style-name="P1">2. Data Source Integration:</text:p>
      <text:p text:style-name="P1">Resolvers often integrate with various data sources such as databases, REST APIs, or other services to fetch the required data. They encapsulate the logic for data retrieval, transformation, and aggregation.</text:p>
      <text:p text:style-name="P4"/>
      <text:p text:style-name="P1">3. Relationship Handling:</text:p>
      <text:p text:style-name="P1">In a GraphQL schema, types often have relationships with other types. Resolvers handle these relationships, resolving nested fields and ensuring that the correct related data is fetched.</text:p>
      <text:p text:style-name="P4"/>
      <text:p text:style-name="P1">4. Performance Optimization:</text:p>
      <text:p text:style-name="P1">Resolvers can implement caching, batching, and other optimization techniques to enhance data fetching performance and reduce unnecessary calls to data sources.</text:p>
      <text:p text:style-name="P4"/>
      <text:p text:style-name="P1">Now, moving on to the concept of a GraphQL schema:</text:p>
      <text:p text:style-name="P4"/>
      <text:p text:style-name="P7"/>
      <text:p text:style-name="P7"/>
      <text:p text:style-name="P7"/>
      <text:p text:style-name="P7"><text:soft-page-break/><text:span text:style-name="T1">7) </text:span>What is a GraphQL schema?</text:p>
      <text:p text:style-name="P4"/>
      <text:p text:style-name="P1">-A GraphQL schema is a contract between the client and the server that defines the capabilities of the GraphQL API. It outlines the types of data that can be queried and mutated, as well as the relationships between these types. A GraphQL schema consists of the following components:</text:p>
      <text:p text:style-name="P4"/>
      <text:p text:style-name="P1">1. Type Definitions:</text:p>
      <text:p text:style-name="P1">Type definitions define the shape of the data available in the GraphQL API. This includes object types, scalar types, interfaces, unions, and enums.</text:p>
      <text:p text:style-name="P4"/>
      <text:p text:style-name="P1">2. Query and Mutation Types:</text:p>
      <text:p text:style-name="P1">The schema specifies the root queries and mutations that can be performed, providing entry points for data retrieval and modification.</text:p>
      <text:p text:style-name="P4"/>
      <text:p text:style-name="P1">3. Resolvers:</text:p>
      <text:p text:style-name="P1">Resolvers are associated with each field in the schema, and they specify how to fetch the data for that field when it is requested.</text:p>
      <text:p text:style-name="P4"/>
      <text:p text:style-name="P1">4. Schema Validation:</text:p>
      <text:p text:style-name="P1">The schema serves as a basis for validation, ensuring that all incoming queries and mutations adhere to the defined structure and type system.</text:p>
      <text:p text:style-name="P4"/>
      <text:p text:style-name="P1">In summary, resolvers in a GraphQL schema play a pivotal role in fetching the requested data, while the schema itself acts as a contract that defines the capabilities of the API. Resolvers and the schema collectively enable efficient and flexible data retrieval and manipulation within the GraphQL ecosystem. </text:p>
      <text:p text:style-name="P3"/>
      <text:p text:style-name="P6"><text:span text:style-name="T1">8</text:span>) Discuss the significance of a schema in GraphQL, including types, queries, mutations, and subscriptions.</text:p>
      <text:p text:style-name="P6">How does GraphQL handle versioning?</text:p>
      <text:p text:style-name="P1">- The schema in GraphQL serves as a contract between the client and server, defining the capabilities and structure of the API. It includes types for data, queries for retrieval, mutations for modification, and subscriptions for real-time updates. GraphQL handles versioning through the use of deprecation and introduction of new fields or types to evolve the schema without breaking existing clients. Additionally, clients can specify the version they want in the request. </text:p>
      <text:p text:style-name="P4"/>
      <text:p text:style-name="P6"><text:span text:style-name="T1">9</text:span>) Discuss strategies for versioning in GraphQL and how it differs from versioning in REST APIs.</text:p>
      <text:p text:style-name="P1">- Versioning in GraphQL uses deprecation, backward-compatible additions, and client-specific versioning, different from REST APIs. Introspection in GraphQL allows clients to query the schema for its structure and capabilities at runtime. </text:p>
      <text:p text:style-name="P8"/>
      <text:p text:style-name="P6"><text:span text:style-name="T1">10</text:span>) Explain the concept of introspection in GraphQL.</text:p>
      <text:p text:style-name="P1">- Introspection in GraphQL allows clients to query the schema to discover its structure and capabilities at runtime. </text:p>
      <text:p text:style-name="P4"/>
      <text:p text:style-name="P6"><text:span text:style-name="T1">11</text:span>) Describe how GraphQL introspection allows clients to query the schema for information about the available types, queries, and mutations.</text:p>
      <text:p text:style-name="P1"><text:soft-page-break/>- GraphQL introspection enables clients to query the GraphQL server for details about the available types, queries, mutations, and their respective fields and input parameters. Clients can dynamically explore the schema to understand its structure and capabilities, facilitating self-discovery and runtime customization. This capability empowers clients to fetch schema information, validate queries, and generate interactive documentation or tooling based on the GraphQL schema. </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15:23:58.892950131</meta:creation-date>
    <dc:date>2024-01-24T11:03:53.929475543</dc:date>
    <meta:editing-duration>PT1H36M41S</meta:editing-duration>
    <meta:editing-cycles>7</meta:editing-cycles>
    <meta:generator>LibreOffice/7.3.7.2$Linux_X86_64 LibreOffice_project/30$Build-2</meta:generator>
    <meta:document-statistic meta:table-count="0" meta:image-count="0" meta:object-count="0" meta:page-count="5" meta:paragraph-count="81" meta:word-count="1524" meta:character-count="9851" meta:non-whitespace-character-count="8398"/>
  </office:meta>
</office:document-meta>
</file>